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C0000039AA3F5C86BD15FE800.png" manifest:media-type="image/png"/>
  <manifest:file-entry manifest:full-path="Pictures/1000000000000779000003ADCD30397826A0D6AC.png" manifest:media-type="image/png"/>
  <manifest:file-entry manifest:full-path="Pictures/100000000000076F0000040E6D30EDF4FF345FB2.png" manifest:media-type="image/png"/>
  <manifest:file-entry manifest:full-path="Pictures/100000000000076E0000040CD5130AB38BC21C94.png" manifest:media-type="image/png"/>
  <manifest:file-entry manifest:full-path="Pictures/100000000000077A000003DC24651C015D16C4AF.png" manifest:media-type="image/png"/>
  <manifest:file-entry manifest:full-path="Pictures/1000000000000778000003C0D125B4E6547515E2.png" manifest:media-type="image/png"/>
  <manifest:file-entry manifest:full-path="Pictures/1000000000000780000004142849FE7AF24D7A96.png" manifest:media-type="image/png"/>
  <manifest:file-entry manifest:full-path="Pictures/1000000000000779000003957F58EB6627EABEA2.png" manifest:media-type="image/png"/>
  <manifest:file-entry manifest:full-path="Pictures/10000000000007740000038950C41833AFE539E9.png" manifest:media-type="image/png"/>
  <manifest:file-entry manifest:full-path="Pictures/100000000000077A0000033A7EC2339B6E3713D5.png" manifest:media-type="image/png"/>
  <manifest:file-entry manifest:full-path="Pictures/10000000000007770000033E8EA20D155B753697.png" manifest:media-type="image/png"/>
  <manifest:file-entry manifest:full-path="Pictures/100000000000077D000003D4989E1CE7734581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8.689cm" draw:z-index="0"><draw:image xlink:href="Pictures/100000000000077D000003D4989E1CE773458175.png" xlink:type="simple" xlink:show="embed" xlink:actuate="onLoad" draw:mime-type="image/png"/></draw:frame></text:p>
      <text:p text:style-name="Standard"><draw:frame draw:style-name="fr2" draw:name="Изображение2" text:anchor-type="char" svg:width="17cm" svg:height="7.332cm" draw:z-index="1"><draw:image xlink:href="Pictures/100000000000077A0000033A7EC2339B6E3713D5.png" xlink:type="simple" xlink:show="embed" xlink:actuate="onLoad" draw:mime-type="image/png"/></draw:frame></text:p>
      <text:p text:style-name="Standard"><draw:frame draw:style-name="fr2" draw:name="Изображение3" text:anchor-type="char" svg:width="17cm" svg:height="8.149cm" draw:z-index="2"><draw:image xlink:href="Pictures/1000000000000779000003957F58EB6627EABEA2.png" xlink:type="simple" xlink:show="embed" xlink:actuate="onLoad" draw:mime-type="image/png"/></draw:frame></text:p>
      <text:p text:style-name="Standard"><draw:frame draw:style-name="fr2" draw:name="Изображение4" text:anchor-type="char" svg:width="17cm" svg:height="8.535cm" draw:z-index="3"><draw:image xlink:href="Pictures/1000000000000778000003C0D125B4E6547515E2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5" text:anchor-type="char" svg:width="17cm" svg:height="9.262cm" draw:z-index="4"><draw:image xlink:href="Pictures/100000000000076E0000040CD5130AB38BC21C94.png" xlink:type="simple" xlink:show="embed" xlink:actuate="onLoad" draw:mime-type="image/png"/></draw:frame></text:p>
      <text:p text:style-name="Standard"/>
      <text:p text:style-name="Standard"><draw:frame draw:style-name="fr2" draw:name="Изображение6" text:anchor-type="char" svg:width="17cm" svg:height="7.378cm" draw:z-index="5"><draw:image xlink:href="Pictures/10000000000007770000033E8EA20D155B753697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7" text:anchor-type="char" svg:width="17cm" svg:height="9.267cm" draw:z-index="6"><draw:image xlink:href="Pictures/100000000000076F0000040E6D30EDF4FF345FB2.png" xlink:type="simple" xlink:show="embed" xlink:actuate="onLoad" draw:mime-type="image/png"/></draw:frame></text:p>
      <text:p text:style-name="Standard"/>
      <text:p text:style-name="Standard"><draw:frame draw:style-name="fr2" draw:name="Изображение8" text:anchor-type="char" svg:width="17cm" svg:height="8.363cm" draw:z-index="7"><draw:image xlink:href="Pictures/1000000000000779000003ADCD30397826A0D6AC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9" text:anchor-type="char" svg:width="17cm" svg:height="8.066cm" draw:z-index="8"><draw:image xlink:href="Pictures/10000000000007740000038950C41833AFE539E9.png" xlink:type="simple" xlink:show="embed" xlink:actuate="onLoad" draw:mime-type="image/png"/></draw:frame></text:p>
      <text:p text:style-name="Standard"/>
      <text:p text:style-name="Standard"><draw:frame draw:style-name="fr2" draw:name="Изображение10" text:anchor-type="char" svg:width="17cm" svg:height="8.174cm" draw:z-index="9"><draw:image xlink:href="Pictures/100000000000077C0000039AA3F5C86BD15FE800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11" text:anchor-type="char" svg:width="17cm" svg:height="8.777cm" draw:z-index="10"><draw:image xlink:href="Pictures/100000000000077A000003DC24651C015D16C4AF.png" xlink:type="simple" xlink:show="embed" xlink:actuate="onLoad" draw:mime-type="image/png"/></draw:frame></text:p>
      <text:p text:style-name="Standard"/>
      <text:p text:style-name="Standard"><draw:frame draw:style-name="fr1" draw:name="Изображение12" text:anchor-type="char" svg:width="17cm" svg:height="9.243cm" draw:z-index="11"><draw:image xlink:href="Pictures/1000000000000780000004142849FE7AF24D7A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42:53.293250204</meta:creation-date>
    <dc:date>2024-02-29T11:47:28.475878201</dc:date>
    <meta:editing-duration>PT4M35S</meta:editing-duration>
    <meta:editing-cycles>1</meta:editing-cycles>
    <meta:document-statistic meta:table-count="0" meta:image-count="12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